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25-03-03 17:0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335928" calcext:value-type="float">
            <text:p>57.335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24-03-13 16:4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503824" calcext:value-type="float">
            <text:p>56.5038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21-03-15 16:16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6.162448" calcext:value-type="float">
            <text:p>56.162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2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39032" calcext:value-type="float">
            <text:p>54.739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650384" calcext:value-type="float">
            <text:p>55.6503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7.034176" calcext:value-type="float">
            <text:p>57.0341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2412" calcext:value-type="float">
            <text:p>55.824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019448" calcext:value-type="float">
            <text:p>55.0194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476904" calcext:value-type="float">
            <text:p>54.4769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668928" calcext:value-type="float">
            <text:p>54.6689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2.840128" calcext:value-type="float">
            <text:p>52.840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563016" calcext:value-type="float">
            <text:p>51.563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1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751224" calcext:value-type="float">
            <text:p>54.751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08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5.894224" calcext:value-type="float">
            <text:p>55.894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0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93792" calcext:value-type="float">
            <text:p>51.93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559456" calcext:value-type="float">
            <text:p>53.5594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0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4.37632" calcext:value-type="float">
            <text:p>54.376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885592" calcext:value-type="float">
            <text:p>53.885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200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3.922168" calcext:value-type="float">
            <text:p>53.922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7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438816" calcext:value-type="float">
            <text:p>48.4388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6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97552" calcext:value-type="float">
            <text:p>47.97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386232" calcext:value-type="float">
            <text:p>51.3862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447704" calcext:value-type="float">
            <text:p>49.447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0.645568" calcext:value-type="float">
            <text:p>50.6455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51.453288" calcext:value-type="float">
            <text:p>51.4532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9.725072" calcext:value-type="float">
            <text:p>49.72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9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67.418712" calcext:value-type="float">
            <text:p>67.41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84-08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079152" calcext:value-type="float">
            <text:p>48.079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83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8.896016" calcext:value-type="float">
            <text:p>48.896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8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781216" calcext:value-type="float">
            <text:p>44.781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8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7.006256" calcext:value-type="float">
            <text:p>47.0062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79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4.071032" calcext:value-type="float">
            <text:p>44.0710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75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3.031664" calcext:value-type="float">
            <text:p>43.0316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7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78224" calcext:value-type="float">
            <text:p>40.78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73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105328" calcext:value-type="float">
            <text:p>41.1053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72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2242" calcext:value-type="float">
            <text:p>41.224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71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373552" calcext:value-type="float">
            <text:p>41.373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70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398192" calcext:value-type="float">
            <text:p>40.3981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498264" calcext:value-type="float">
            <text:p>42.498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9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589704" calcext:value-type="float">
            <text:p>42.5897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7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333672" calcext:value-type="float">
            <text:p>42.3336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6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2.004488" calcext:value-type="float">
            <text:p>42.0044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5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1.068752" calcext:value-type="float">
            <text:p>41.068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4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65248" calcext:value-type="float">
            <text:p>40.4652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3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89832" calcext:value-type="float">
            <text:p>39.898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2-29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39.925752" calcext:value-type="float">
            <text:p>39.9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4-01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38528" calcext:value-type="float">
            <text:p>40.0385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3-12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044624" calcext:value-type="float">
            <text:p>40.044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3-11-30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443912" calcext:value-type="float">
            <text:p>40.4439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410852111580501</text:p>
          </table:table-cell>
          <table:table-cell office:value-type="string" calcext:value-type="string">
            <text:p>1963-10-31 00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40.837104" calcext:value-type="float">
            <text:p>40.8371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42" meta:object-count="0"/>
    <meta:user-defined meta:name="AppVersion">3.0</meta:user-defined>
  </office:meta>
</office:document-meta>
</file>